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>
      <style:paragraph-properties fo:text-align="start"/>
      <style:text-properties style:text-line-through-style="none" style:font-name="Liberation Sans" fo:font-size="11pt" fo:font-style="normal" style:text-underline-style="none" fo:font-weight="normal"/>
    </style:style>
    <style:style style:name="T1" style:family="text">
      <style:text-properties fo:font-weight="bold" style:font-weight-asian="bold" style:font-weight-complex="bold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bank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account number" form:control-implementation="ooo:com.sun.star.form.component.TextField" xml:id="control1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ank code" form:control-implementation="ooo:com.sun.star.form.component.TextField" xml:id="control2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ank name" form:control-implementation="ooo:com.sun.star.form.component.TextField" xml:id="control3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ccount holder" form:control-implementation="ooo:com.sun.star.form.component.TextField" xml:id="control4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nkverbindung und Einzugsermächtigung</text:p>
      <text:p text:style-name="P3"/>
      <text:p text:style-name="P2">Falls keine automatische Abbuchung gewünscht ist, genügt die Zusendung der Beitrittserklärung. Die Bankverbindung des Vereins werden wir Ihnen dann zusenden. </text:p>
      <text:p text:style-name="P2"/>
      <text:p text:style-name="P2"/>
      <text:p text:style-name="P2">Um die <text:span text:style-name="T1">Mitgliedsbeiträge automatisiert einzuziehen</text:span>, benötigen wir von Ihnen eine Bankverbin-dung. Die Bankdaten werden von uns selbstverständlich vertraulich behandelt und nicht weitergegeben, außer an die zuständige Bank. Die Daten werden nicht in unserer Online-Datenbank gespeichert, sondern nur im Abrechnungssystem zur Einreichung bei der Bank.</text:p>
      <text:p text:style-name="P5"/>
      <text:p text:style-name="P4"/>
      <text:p text:style-name="P4">Dieses Formular muss <text:span text:style-name="T1">ausgefüllt</text:span> (Druckbuchstaben; am liebsten per Computer!) und <text:span text:style-name="T1">unterschrieben</text:span> zusammen mit der Beitrittserklärung an uns <text:span text:style-name="T1">zurückgesandt</text:span> werden, damit ihre Mitgliedschaft aktiv werden kann. </text:p>
      <text:p text:style-name="P4"/>
      <text:p text:style-name="Standard"/>
      <text:p text:style-name="Standard"><text:tab/>KontoinhalberIn:<text:tab/><text:tab/><draw:control text:anchor-type="as-char" svg:y="-0.3in" draw:z-index="3" draw:style-name="gr2" draw:text-style-name="P6" svg:width="3.8024in" svg:height="0.3004in" draw:control="control4"/></text:p>
      <text:p text:style-name="Standard"/>
      <text:p text:style-name="Standard"><text:tab/>Name der Bank:<text:tab/><text:tab/><draw:control text:anchor-type="as-char" draw:z-index="2" draw:style-name="gr1" draw:text-style-name="P6" svg:width="3.8024in" svg:height="0.3004in" draw:control="control3"/></text:p>
      <text:p text:style-name="Standard"/>
      <text:p text:style-name="Standard"><text:tab/>Kontonummer:<text:tab/><text:tab/><draw:control text:anchor-type="as-char" draw:z-index="0" draw:style-name="gr1" draw:text-style-name="P6" svg:width="3.8024in" svg:height="0.3004in" draw:control="control1"/></text:p>
      <text:p text:style-name="Standard"/>
      <text:p text:style-name="Standard"><text:tab/>Bankleitzahl<text:tab/><text:tab/><text:tab/><draw:control text:anchor-type="as-char" draw:z-index="1" draw:style-name="gr1" draw:text-style-name="P6" svg:width="3.8024in" svg:height="0.3004in" draw:control="control2"/></text:p>
      <text:p text:style-name="Standard"/>
      <text:p text:style-name="Standard"/>
      <text:p text:style-name="Standard">Sie willigen mit Ihrer Unterschrift ein, dass der OpenMusicContest.org e.V. automatisiert Beiträge von dem oben angegebenen Konto einzieht. </text:p>
      <text:p text:style-name="Standard"/>
      <text:p text:style-name="Standard"/>
      <text:p text:style-name="Standard"/>
      <text:p text:style-name="Standard"/>
      <text:p text:style-name="Standard"><text:tab/>Datum, Unterschrift <text:tab/><text:tab/>______________________________________________</text:p>
      <text:p text:style-name="Standard"/>
      <text:p text:style-name="Standard"/>
      <text:p text:style-name="Standard"/>
      <text:p text:style-name="P4"/>
      <text:p text:style-name="P1">… und ab die Post</text:p>
      <text:p text:style-name="Standard"/>
      <text:p text:style-name="Standard"/>
      <text:p text:style-name="Standard"><text:span text:style-name="T1">Per Post</text:span>: <text:tab/>OpenMusicContest.org e.V.</text:p>
      <text:p text:style-name="Standard"><text:tab/><text:tab/>Am Straußenkreuz 11</text:p>
      <text:p text:style-name="Standard"><text:tab/><text:tab/>40229 Düsseldorf</text:p>
      <text:p text:style-name="Standard"/>
      <text:p text:style-name="P2"><text:span text:style-name="T1">Per Fax</text:span>: <text:tab/>06131-920865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28T12:26:48</meta:creation-date>
    <dc:date>2012-03-01T02:27:10</dc:date>
    <meta:editing-duration>PT2H55M42S</meta:editing-duration>
    <meta:editing-cycles>10</meta:editing-cycles>
    <meta:generator>LibreOffice/3.5$MacOSX_x86 LibreOffice_project/7e68ba2-a744ebf-1f241b7-c506db1-7d53735</meta:generator>
    <meta:document-statistic meta:table-count="0" meta:image-count="0" meta:object-count="0" meta:page-count="1" meta:paragraph-count="15" meta:word-count="136" meta:character-count="1146" meta:non-whitespace-character-count="996"/>
  </office:meta>
</office:document-meta>
</file>